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_20__28_var_29_" svg:stroke-width="0.051cm" draw:marker-start-width="0.279cm" draw:marker-end-width="0.279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_20__28_var_29_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_20__28_var_29_" svg:stroke-width="0.051cm" svg:stroke-color="#80808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draw:stroke-dash="Fine_20_Dashed_20__28_var_29_" svg:stroke-width="0.051cm" svg:stroke-color="#808080" draw:marker-start="Symmetric_20_Arrow" draw:marker-start-width="0.279cm" draw:marker-end="Symmetric_20_Arrow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131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62cm" svg:height="1.27cm" svg:x="6.115cm" svg:y="4.175cm">
          <text:p text:style-name="P1">Brown, Charl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1.27cm" svg:x="6.115cm" svg:y="6.08cm">
          <text:p text:style-name="P1">Bunny, Bu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1.27cm" svg:x="6.115cm" svg:y="7.985cm">
          <text:p text:style-name="P1">Doo, Scoob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1.27cm" svg:x="6.115cm" svg:y="9.89cm">
          <text:p text:style-name="P1">Mouse, Mic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1.27cm" svg:x="6.115cm" svg:y="11.795cm">
          <text:p text:style-name="P1">Simpson, B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1.27cm" svg:x="6.115cm" svg:y="13.7cm">
          <text:p text:style-name="P1">Simpson, Ho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62cm" svg:height="1.27cm" svg:x="6.115cm" svg:y="2.27cm">
          <text:p text:style-name="P3"><text:span text:style-name="T1">E_BOOK_CURSOR_ORIGIN_BE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62cm" svg:height="1.27cm" svg:x="6.115cm" svg:y="15.605cm">
          <text:p text:style-name="P3"><text:span text:style-name="T1">E_BOOK_CURSOR_ORIGIN_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27cm" svg:height="1.27cm" svg:x="4.21cm" svg:y="2.27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21cm" svg:y="4.17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21cm" svg:y="6.08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21cm" svg:y="7.94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21cm" svg:y="9.8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21cm" svg:y="11.795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21cm" svg:y="13.7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7cm" svg:height="1.27cm" svg:x="4.21cm" svg:y="15.605cm">
          <text:p text:style-name="P2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2" draw:layer="layout" svg:x1="3.575cm" svg:y1="3.886cm" svg:x2="16.529cm" svg:y2="3.886cm">
          <text:p/>
        </draw:line>
        <draw:line draw:style-name="gr5" draw:text-style-name="P2" draw:layer="layout" svg:x1="3.54cm" svg:y1="15.282cm" svg:x2="16.494cm" svg:y2="15.282cm">
          <text:p/>
        </draw:line>
        <draw:line draw:style-name="gr6" draw:text-style-name="P2" draw:layer="layout" svg:x1="14.37cm" svg:y1="4.048cm" svg:x2="14.37cm" svg:y2="15.097cm">
          <text:p/>
        </draw:line>
        <draw:frame draw:style-name="gr7" draw:text-style-name="P4" draw:layer="layout" svg:width="2.667cm" svg:height="0.725cm" svg:x="14.37cm" svg:y="9.001cm">
          <draw:text-box>
            <text:p text:style-name="P4"><text:span text:style-name="T1">6 Contacts</text:span></text:p>
          </draw:text-box>
        </draw:frame>
        <draw:custom-shape draw:style-name="gr1" draw:text-style-name="P2" draw:layer="layout" svg:width="7.62cm" svg:height="1.27cm" svg:x="22.59cm" svg:y="4.81cm">
          <text:p text:style-name="P1">Brown, Charl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1.27cm" svg:x="22.59cm" svg:y="6.715cm">
          <text:p text:style-name="P1">Bunny, Bug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1.27cm" svg:x="22.59cm" svg:y="8.62cm">
          <text:p text:style-name="P1">Doo, Scoob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1.27cm" svg:x="22.59cm" svg:y="10.525cm">
          <text:p text:style-name="P1">Simpson, B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7.62cm" svg:height="1.27cm" svg:x="22.59cm" svg:y="12.43cm">
          <text:p text:style-name="P1">Simpson, Ho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62cm" svg:height="1.27cm" svg:x="22.59cm" svg:y="2.905cm">
          <text:p text:style-name="P3"><text:span text:style-name="T1">E_BOOK_CURSOR_ORIGIN_BE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.62cm" svg:height="1.27cm" svg:x="22.59cm" svg:y="14.335cm">
          <text:p text:style-name="P3"><text:span text:style-name="T1">E_BOOK_CURSOR_ORIGIN_EN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27cm" svg:height="1.27cm" svg:x="20.685cm" svg:y="2.905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0.685cm" svg:y="4.81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0.685cm" svg:y="6.71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0.685cm" svg:y="8.575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0.685cm" svg:y="10.52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0.685cm" svg:y="12.303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27cm" svg:height="1.27cm" svg:x="20.685cm" svg:y="14.335cm">
          <text:p text:style-name="P2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2" draw:layer="layout" svg:x1="20.05cm" svg:y1="4.521cm" svg:x2="33.004cm" svg:y2="4.521cm">
          <text:p/>
        </draw:line>
        <draw:line draw:style-name="gr5" draw:text-style-name="P2" draw:layer="layout" svg:x1="20.015cm" svg:y1="14.033cm" svg:x2="32.969cm" svg:y2="14.033cm">
          <text:p/>
        </draw:line>
        <draw:line draw:style-name="gr6" draw:text-style-name="P2" draw:layer="layout" svg:x1="30.845cm" svg:y1="4.683cm" svg:x2="30.845cm" svg:y2="13.827cm">
          <text:p/>
        </draw:line>
        <draw:frame draw:style-name="gr7" draw:text-style-name="P4" draw:layer="layout" svg:width="2.667cm" svg:height="0.725cm" svg:x="30.845cm" svg:y="9.636cm">
          <draw:text-box>
            <text:p text:style-name="P4"><text:span text:style-name="T1">5 Contacts</text:span></text:p>
          </draw:text-box>
        </draw:frame>
        <draw:custom-shape draw:style-name="gr8" draw:text-style-name="P2" draw:layer="layout" svg:width="1.651cm" svg:height="1.27cm" svg:x="2.27cm" svg:y="9.89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1.651cm" svg:height="1.27cm" svg:x="18.78cm" svg:y="9.4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5" draw:text-style-name="P2" draw:layer="layout" svg:x1="17.51cm" svg:y1="2.27cm" svg:x2="17.51cm" svg:y2="18.78cm">
          <text:p/>
        </draw:line>
        <draw:frame draw:style-name="gr9" draw:text-style-name="P5" draw:layer="layout" svg:width="15.24cm" svg:height="1.52cm" svg:x="2.27cm" svg:y="17.51cm">
          <draw:text-box>
            <text:p text:style-name="P5"><text:span text:style-name="T2">Cursor points to Mickey Mouse, the cursor position is now 4 out of a total of 6 contacts.</text:span></text:p>
          </draw:text-box>
        </draw:frame>
        <draw:frame draw:style-name="gr9" draw:text-style-name="P5" draw:layer="layout" svg:width="15.24cm" svg:height="1.52cm" svg:x="18.78cm" svg:y="17.425cm">
          <draw:text-box>
            <text:p text:style-name="P5"><text:span text:style-name="T2">After deleting Mickey Mouse, the cursor still points to Mickey Mouse but now the calculated position and total have chang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istan </meta:initial-creator>
    <meta:creation-date>2013-10-19T22:04:24</meta:creation-date>
    <dc:date>2013-10-20T18:12:43</dc:date>
    <dc:creator>Tristan </dc:creator>
    <meta:editing-duration>PT20H12S</meta:editing-duration>
    <meta:editing-cycles>8</meta:editing-cycles>
    <meta:generator>LibreOffice/3.5$Linux_X86_64 LibreOffice_project/350m1$Build-2</meta:generator>
    <meta:document-statistic meta:object-count="43"/>
  </office:meta>
</office:document-meta>
</file>